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38cm" fo:min-width="2.38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038cm" fo:min-width="2.38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138cm" fo:min-width="2.388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612cm"/>
    </style:style>
    <style:style style:name="gr11" style:family="graphic" style:parent-style-name="standard">
      <style:graphic-properties draw:stroke="none" svg:stroke-color="#000000" draw:fill="none" draw:fill-color="#ffffff" fo:min-height="0.732cm"/>
    </style:style>
    <style:style style:name="gr12" style:family="graphic" style:parent-style-name="text">
      <style:graphic-properties draw:stroke="none" svg:stroke-color="#000000" draw:fill="none" draw:fill-color="#ffffff" fo:min-height="1.425cm"/>
    </style:style>
    <style:style style:name="gr13" style:family="graphic" style:parent-style-name="text">
      <style:graphic-properties draw:stroke="none" svg:stroke-color="#000000" draw:fill="none" draw:fill-color="#ffffff" fo:min-height="2.18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3.2cm" svg:x="8.826cm" svg:y="2.994cm"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826cm" svg:y1="3.894cm" svg:x2="12.026cm" svg:y2="3.894cm">
          <text:p/>
        </draw:line>
        <draw:custom-shape draw:style-name="gr3" draw:text-style-name="P2" draw:layer="layout" svg:width="3.2cm" svg:height="3.6cm" svg:x="3.126cm" svg:y="8.094cm">
          <text:p text:style-name="P1"/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.126cm" svg:y1="8.994cm" svg:x2="6.326cm" svg:y2="8.994cm">
          <text:p/>
        </draw:line>
        <draw:custom-shape draw:style-name="gr4" draw:text-style-name="P2" draw:layer="layout" svg:width="3.2cm" svg:height="3.7cm" svg:x="14.526cm" svg:y="8.09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526cm" svg:y1="8.994cm" svg:x2="17.726cm" svg:y2="8.994cm">
          <text:p/>
        </draw:line>
        <draw:frame draw:style-name="gr5" draw:text-style-name="P4" draw:layer="layout" svg:width="2.5cm" svg:height="0.962cm" svg:x="3.526cm" svg:y="8.094cm">
          <draw:text-box>
            <text:p>GAME</text:p>
          </draw:text-box>
        </draw:frame>
        <draw:frame draw:style-name="gr5" draw:text-style-name="P4" draw:layer="layout" svg:width="2.5cm" svg:height="0.962cm" svg:x="9.426cm" svg:y="3.032cm">
          <draw:text-box>
            <text:p>IDLE</text:p>
          </draw:text-box>
        </draw:frame>
        <draw:frame draw:style-name="gr6" draw:text-style-name="P4" draw:layer="layout" svg:width="2.8cm" svg:height="0.962cm" svg:x="14.737cm" svg:y="8.132cm">
          <draw:text-box>
            <text:p>CHECK</text:p>
          </draw:text-box>
        </draw:frame>
        <draw:line draw:style-name="gr7" draw:text-style-name="P3" draw:layer="layout" svg:x1="6.326cm" svg:y1="11.194cm" svg:x2="14.526cm" svg:y2="11.194cm">
          <text:p/>
        </draw:line>
        <draw:line draw:style-name="gr7" draw:text-style-name="P5" draw:layer="layout" svg:x1="14.526cm" svg:y1="9.194cm" svg:x2="6.326cm" svg:y2="9.218cm">
          <text:p/>
        </draw:line>
        <draw:frame draw:style-name="gr5" draw:text-style-name="P4" draw:layer="layout" svg:width="4.6cm" svg:height="0.962cm" svg:x="8.326cm" svg:y="10.294cm">
          <draw:text-box>
            <text:p>pressed keys</text:p>
          </draw:text-box>
        </draw:frame>
        <draw:custom-shape draw:style-name="gr8" draw:text-style-name="P2" draw:layer="layout" svg:width="2.1cm" svg:height="1.8cm" svg:x="9.426cm" svg:y="8.194cm">
          <text:p text:style-name="P1">check</text:p>
          <text:p text:style-name="P1">flag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426cm" svg:y1="8.194cm" svg:x2="10.426cm" svg:y2="6.194cm">
          <text:p/>
        </draw:line>
        <draw:frame draw:style-name="gr9" draw:text-style-name="P4" draw:layer="layout" svg:width="0.8cm" svg:height="0.962cm" svg:x="10.426cm" svg:y="7.232cm">
          <draw:text-box>
            <text:p>T</text:p>
          </draw:text-box>
        </draw:frame>
        <draw:frame draw:style-name="gr9" draw:text-style-name="P4" draw:layer="layout" svg:width="0.8cm" svg:height="0.962cm" svg:x="8.626cm" svg:y="8.232cm">
          <draw:text-box>
            <text:p>F</text:p>
          </draw:text-box>
        </draw:frame>
        <draw:line draw:style-name="gr7" draw:text-style-name="P3" draw:layer="layout" svg:x1="4.026cm" svg:y1="4.794cm" svg:x2="4.026cm" svg:y2="8.094cm">
          <text:p/>
        </draw:line>
        <draw:line draw:style-name="gr2" draw:text-style-name="P3" draw:layer="layout" svg:x1="8.826cm" svg:y1="4.794cm" svg:x2="4.026cm" svg:y2="4.794cm">
          <text:p/>
        </draw:line>
        <draw:frame draw:style-name="gr10" draw:text-style-name="P4" draw:layer="layout" svg:width="2cm" svg:height="0.962cm" svg:x="5.626cm" svg:y="3.894cm">
          <draw:text-box>
            <text:p>start</text:p>
          </draw:text-box>
        </draw:frame>
        <draw:line draw:style-name="gr7" draw:text-style-name="P3" draw:layer="layout" svg:x1="5.326cm" svg:y1="6.894cm" svg:x2="5.326cm" svg:y2="8.094cm">
          <text:p/>
        </draw:line>
        <draw:frame draw:style-name="gr10" draw:text-style-name="P4" draw:layer="layout" svg:width="2cm" svg:height="0.962cm" svg:x="4.414cm" svg:y="5.894cm">
          <draw:text-box>
            <text:p>reset</text:p>
          </draw:text-box>
        </draw:frame>
        <draw:line draw:style-name="gr7" draw:text-style-name="P3" draw:layer="layout" svg:x1="16.104cm" svg:y1="4.8cm" svg:x2="12.004cm" svg:y2="4.824cm">
          <text:p/>
        </draw:line>
        <draw:line draw:style-name="gr2" draw:text-style-name="P3" draw:layer="layout" svg:x1="16.104cm" svg:y1="8.1cm" svg:x2="16.104cm" svg:y2="4.8cm">
          <text:p/>
        </draw:line>
        <draw:frame draw:style-name="gr9" draw:text-style-name="P4" draw:layer="layout" svg:width="3.1cm" svg:height="0.962cm" svg:x="13.004cm" svg:y="3.9cm">
          <draw:text-box>
            <text:p>win flag</text:p>
          </draw:text-box>
        </draw:frame>
        <draw:line draw:style-name="gr7" draw:text-style-name="P3" draw:layer="layout" svg:x1="16.104cm" svg:y1="13cm" svg:x2="16.104cm" svg:y2="11.8cm">
          <text:p/>
        </draw:line>
        <draw:line draw:style-name="gr2" draw:text-style-name="P3" draw:layer="layout" svg:x1="4.704cm" svg:y1="11.7cm" svg:x2="4.704cm" svg:y2="13cm">
          <text:p/>
        </draw:line>
        <draw:line draw:style-name="gr2" draw:text-style-name="P3" draw:layer="layout" svg:x1="16.104cm" svg:y1="13cm" svg:x2="4.704cm" svg:y2="13cm">
          <text:p/>
        </draw:line>
        <draw:frame draw:style-name="gr11" draw:text-style-name="P4" draw:layer="layout" svg:width="4.218cm" svg:height="0.982cm" svg:x="8.382cm" svg:y="12.118cm">
          <draw:text-box>
            <text:p>last level flag</text:p>
          </draw:text-box>
        </draw:frame>
        <draw:frame draw:style-name="gr12" draw:text-style-name="P4" draw:layer="layout" svg:width="3.5cm" svg:height="1.675cm" svg:x="3cm" svg:y="9.6cm">
          <draw:text-box>
            <text:p><text:span text:style-name="T2">- Change LEDs</text:span></text:p>
            <text:p><text:span text:style-name="T2">- Generate new level</text:span></text:p>
            <text:p><text:span text:style-name="T2">- Send pressed keys</text:span></text:p>
          </draw:text-box>
        </draw:frame>
        <draw:frame draw:style-name="gr13" draw:text-style-name="P4" draw:layer="layout" svg:width="3.5cm" svg:height="2.431cm" svg:x="14.5cm" svg:y="9.4cm">
          <draw:text-box>
            <text:p><text:span text:style-name="T2">- Show scores</text:span></text:p>
            <text:p><text:span text:style-name="T2">- Check play</text:span></text:p>
            <text:p><text:span text:style-name="T2">- Generate win flag</text:span></text:p>
            <text:p><text:span text:style-name="T2">due the value of last</text:span></text:p>
            <text:p><text:span text:style-name="T2">level flag</text:span></text:p>
          </draw:text-box>
        </draw:frame>
        <draw:frame draw:style-name="gr12" draw:text-style-name="P4" draw:layer="layout" svg:width="3.5cm" svg:height="1.675cm" svg:x="8.8cm" svg:y="4.225cm">
          <draw:text-box>
            <text:p><text:span text:style-name="T2">- Reset score</text:span></text:p>
            <text:p><text:span text:style-name="T2">- Reset LEDs</text:span></text:p>
            <text:p><text:span text:style-name="T2">- Wait start button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19:21:06.455369629</meta:creation-date>
    <dc:date>2019-10-19T20:28:17.742765361</dc:date>
    <meta:editing-duration>PT25M32S</meta:editing-duration>
    <meta:editing-cycles>7</meta:editing-cycles>
    <meta:generator>LibreOffice/6.0.7.3$Linux_X86_64 LibreOffice_project/00m0$Build-3</meta:generator>
    <meta:document-statistic meta:object-count="31"/>
  </office:meta>
</office:document-meta>
</file>